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8b3be" officeooo:paragraph-rsid="00a8b3be"/>
    </style:style>
    <style:style style:name="P47" style:family="paragraph" style:parent-style-name="Standard">
      <style:text-properties officeooo:rsid="00ae7326" officeooo:paragraph-rsid="00ae7326"/>
    </style:style>
    <style:style style:name="P48" style:family="paragraph" style:parent-style-name="Standard">
      <style:text-properties officeooo:rsid="00b18507" officeooo:paragraph-rsid="00b18507"/>
    </style:style>
    <style:style style:name="P49" style:family="paragraph" style:parent-style-name="Standard">
      <style:text-properties officeooo:rsid="00b81ef1" officeooo:paragraph-rsid="00b81ef1"/>
    </style:style>
    <style:style style:name="P50" style:family="paragraph" style:parent-style-name="Standard">
      <style:text-properties officeooo:rsid="00be1d8d" officeooo:paragraph-rsid="00be1d8d"/>
    </style:style>
    <style:style style:name="P51" style:family="paragraph" style:parent-style-name="Standard">
      <style:text-properties fo:font-weight="bold" officeooo:rsid="00c5a0af" officeooo:paragraph-rsid="00c5a0af" style:font-weight-asian="bold" style:font-weight-complex="bold"/>
    </style:style>
    <style:style style:name="P52" style:family="paragraph" style:parent-style-name="Standard">
      <style:text-properties officeooo:rsid="00cd87f7" officeooo:paragraph-rsid="00cd87f7"/>
    </style:style>
    <style:style style:name="P53" style:family="paragraph" style:parent-style-name="Standard">
      <style:text-properties officeooo:rsid="00d0e599" officeooo:paragraph-rsid="00d0e599"/>
    </style:style>
    <style:style style:name="P54" style:family="paragraph" style:parent-style-name="Standard">
      <style:text-properties officeooo:rsid="00d4faec" officeooo:paragraph-rsid="00d4faec"/>
    </style:style>
    <style:style style:name="P55" style:family="paragraph" style:parent-style-name="Standard">
      <style:text-properties officeooo:rsid="00d5e876" officeooo:paragraph-rsid="00d5e876"/>
    </style:style>
    <style:style style:name="P56" style:family="paragraph" style:parent-style-name="Standard">
      <style:text-properties officeooo:rsid="00d78eec" officeooo:paragraph-rsid="00d78eec"/>
    </style:style>
    <style:style style:name="P57" style:family="paragraph" style:parent-style-name="Standard">
      <style:text-properties fo:font-weight="normal" officeooo:rsid="00ccdca3" officeooo:paragraph-rsid="00ccdca3" style:font-weight-asian="normal" style:font-weight-complex="normal"/>
    </style:style>
    <style:style style:name="P58" style:family="paragraph" style:parent-style-name="Standard">
      <style:text-properties officeooo:rsid="00d78eec" officeooo:paragraph-rsid="00d78eec"/>
    </style:style>
    <style:style style:name="P59" style:family="paragraph" style:parent-style-name="Standard">
      <style:text-properties officeooo:rsid="00dece8a" officeooo:paragraph-rsid="00dece8a"/>
    </style:style>
    <style:style style:name="P60" style:family="paragraph" style:parent-style-name="Standard">
      <style:text-properties officeooo:rsid="00e07ba4" officeooo:paragraph-rsid="00e07ba4"/>
    </style:style>
    <style:style style:name="P61" style:family="paragraph" style:parent-style-name="Standard">
      <style:text-properties officeooo:rsid="00e38a35" officeooo:paragraph-rsid="00e38a35"/>
    </style:style>
    <style:style style:name="P62" style:family="paragraph" style:parent-style-name="Standard">
      <style:text-properties officeooo:rsid="00e3dc94" officeooo:paragraph-rsid="00e3dc94"/>
    </style:style>
    <style:style style:name="P63" style:family="paragraph" style:parent-style-name="Standard">
      <style:text-properties fo:font-weight="bold" officeooo:rsid="00e3dc94" officeooo:paragraph-rsid="00e3dc94" style:font-weight-asian="bold" style:font-weight-complex="bold"/>
    </style:style>
    <style:style style:name="P64" style:family="paragraph" style:parent-style-name="Standard">
      <style:text-properties fo:font-weight="bold" officeooo:rsid="00e870bc" officeooo:paragraph-rsid="00e870bc" style:font-weight-asian="bold" style:font-weight-complex="bold"/>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fo:font-weight="normal" officeooo:rsid="00e9dcf3" style:font-weight-asian="normal" style:font-weight-complex="normal"/>
    </style:style>
    <style:style style:name="T87" style:family="text">
      <style:text-properties fo:font-weight="normal" officeooo:rsid="00eb6e5d" style:font-weight-asian="normal" style:font-weight-complex="normal"/>
    </style:style>
    <style:style style:name="T88" style:family="text">
      <style:text-properties officeooo:rsid="00cefc31"/>
    </style:style>
    <style:style style:name="T89" style:family="text">
      <style:text-properties officeooo:rsid="00d0e599"/>
    </style:style>
    <style:style style:name="T90" style:family="text">
      <style:text-properties officeooo:rsid="00d12b85"/>
    </style:style>
    <style:style style:name="T91" style:family="text">
      <style:text-properties officeooo:rsid="00d250d7"/>
    </style:style>
    <style:style style:name="T92" style:family="text">
      <style:text-properties officeooo:rsid="00d30791"/>
    </style:style>
    <style:style style:name="T93" style:family="text">
      <style:text-properties fo:font-weight="bold" style:font-weight-asian="bold" style:font-weight-complex="bold"/>
    </style:style>
    <style:style style:name="T94" style:family="text">
      <style:text-properties officeooo:rsid="00e234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6">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7">Za razliku od relacionih baza podataka, RDF podaci mogu nuditi mnogo vise interesantnih informacija za entitete I njihove veze sa ostalim enittetima.</text:p>
      <text:p text:style-name="P47"/>
      <text:p text:style-name="P47">RDF ogranicenja:</text:p>
      <text:p text:style-name="P47">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8">ZANEMARI. <text:span text:style-name="T68">NEPOTREBNO.</text:span></text:p>
      <text:p text:style-name="P48"/>
      <text:p text:style-name="P48">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49">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8"/>
      <text:p text:style-name="P50">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1"><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57"/>
      <text:p text:style-name="P52">Semanticka trojka:</text:p>
      <text:p text:style-name="P52"/>
      <text:p text:style-name="P52">ili RDF trojka ili jednostavno trojka, je <text:span text:style-name="T88">nerazdvojiva gradivna celina RDF modela podataka. Kao sto ime ukazuje, trojka je set tri entiteta, kojom se ukazuju na izraz o semantickim podacima u formi subjekat-preditak-objekat. </text:span><text:span text:style-name="T89">Subjekat, predikat I objekat:</text:span></text:p>
      <text:p text:style-name="P53">Ovaj format omugucuje se da se znanje prikazuje u masinski citljiv nacin. <text:span text:style-name="T90">Narocito, svaki deo RDF trojke je individulno dostupljiv ponocu jedisntvenog URI</text:span><text:span text:style-name="T91">ja</text:span><text:span text:style-name="T90">. </text:span><text:span text:style-name="T92">Koriscenjem URIa resava problem dvosmislenosti.</text:span></text:p>
      <text:p text:style-name="P53"/>
      <text:p text:style-name="P54">Identifikacija resursa:</text:p>
      <text:p text:style-name="P55">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56">RDF nije ogranice za opis internet resursa. </text:p>
      <text:p text:style-name="P56"/>
      <text:p text:style-name="P56">Implementation of <text:span text:style-name="T93">scopes</text:span> does not necessarily require fully reified statements. </text:p>
      <text:p text:style-name="P56">Some implementations allow a single scope identifier to be associated with a </text:p>
      <text:p text:style-name="P56">statement that has not been assigned a URI, itself. Likewise named graphs in </text:p>
      <text:p text:style-name="P56">which a set of triples is named by a URI can represent context without the need </text:p>
      <text:p text:style-name="P56">to reify the triples.</text:p>
      <text:p text:style-name="P56"/>
      <text:p text:style-name="P56"><text:a xlink:type="simple" xlink:href="https://en.wikipedia.org/wiki/Triplestore" text:style-name="Internet_20_link" text:visited-style-name="Visited_20_Internet_20_Link">https://en.wikipedia.org/wiki/Triplestore</text:a></text:p>
      <text:p text:style-name="P56"/>
      <text:p text:style-name="P59">Triplestore ili RDF skladiste je baza podataka namenjena za skladistenje I izvlacenje trojki koristeci upite. Trojka je entitet podatka sacinjen od subjekta-predikata-objekta. </text:p>
      <text:p text:style-name="P60">Poput relacionih baza podataka, informacije u triplestoru su skladistene I dobijane pomocu upitnog jezika. Za razliku od relacionih baza podataka, triplestore je optimizovan za cuvanje I izvlacenje trojki. <text:span text:style-name="T94">Dodatno upitima, trojke obicno mogu biti uvezene I izvezene koristeci Resource Description Framework (RDF) I ostale formate.</text:span></text:p>
      <text:p text:style-name="P60"/>
      <text:p text:style-name="P61">Implementacija:</text:p>
      <text:p text:style-name="P62">Neki triplestores su engines baze podataka gradene od nule, dok su drugi gradeni nadogradnjom postojucih postojucih engina relacionih baza podataka. </text:p>
      <text:p text:style-name="P62">A difficulty with implementing triplestores over SQL is that although "triples" may thus be "stored", implementing efficient querying of a graph-based RDF model (such as mapping from SPARQL) onto SQL queries is difficult.</text:p>
      <text:p text:style-name="P62"/>
      <text:p text:style-name="P63">Adding a name to the triple makes a "quad store" or named graph.</text:p>
      <text:p text:style-name="P64"><text:span text:style-name="T85">Graf baza podataka ima generalizovaniju strukturu od triplestora, koristeci strukturu grafa sa cvorevima, izicama, I svojstvima za predstavljanje I cuvanje podataka. </text:span><text:span text:style-name="T86">Graf baze podataka susedstvo bez indeksa, odnosno svaki element sadrzi direktni pokazivac ka svom susednim elementima. </text:span><text:span text:style-name="T87">Opste graf baze podataka koje mogu sacuvati bilo koji graf su razlicite od specijizovanih graf baza podataka poput triplestorova.</text:span></text:p>
      <text:p text:style-name="P61"/>
      <text:p text:style-name="P56"/>
      <text:p text:style-name="P56"/>
      <text:p text:style-name="P56"><text:soft-page-break/></text:p>
      <text:p text:style-name="P53"/>
      <text:p text:style-name="P45"/>
      <text:p text:style-name="P45"/>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13T16:54:54.676900357</dc:date>
    <meta:editing-duration>P2DT4H36M29S</meta:editing-duration>
    <meta:editing-cycles>145</meta:editing-cycles>
    <meta:document-statistic meta:table-count="0" meta:image-count="0" meta:object-count="0" meta:page-count="7" meta:paragraph-count="115" meta:word-count="2786" meta:character-count="19784" meta:non-whitespace-character-count="17081"/>
  </office:meta>
</office:document-meta>
</file>